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4E13041EB46C3D6A.png" manifest:media-type="image/png"/>
  <manifest:file-entry manifest:full-path="Pictures/10000000000001F40000012CE723DBB2E3E5CF37.png" manifest:media-type="image/png"/>
  <manifest:file-entry manifest:full-path="Pictures/10000000000001F40000012C0D0E8F415795C7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589cm" svg:height="7.925cm" svg:x="12.847cm" svg:y="0.1cm">
          <draw:image xlink:href="Pictures/10000000000001F40000012C0D0E8F415795C7D8.png" xlink:type="simple" xlink:show="embed" xlink:actuate="onLoad">
            <text:p/>
          </draw:image>
        </draw:frame>
        <draw:frame draw:style-name="gr1" draw:text-style-name="P1" draw:layer="layout" svg:width="13.843cm" svg:height="8.357cm" draw:transform="rotate (1.5707963267949) translate (5.296cm 21cm)">
          <draw:image xlink:href="Pictures/10000000000001F40000012CE723DBB2E3E5CF37.png" xlink:type="simple" xlink:show="embed" xlink:actuate="onLoad">
            <text:p/>
          </draw:image>
        </draw:frame>
        <draw:frame draw:style-name="gr1" draw:text-style-name="P1" draw:layer="layout" svg:width="13.228cm" svg:height="13.228cm" svg:x="13.208cm" svg:y="7.092cm">
          <draw:image xlink:href="Pictures/10000000000001F4000001F44E13041EB46C3D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20:22:27.484174576</meta:creation-date>
    <dc:date>2020-01-21T11:40:50.498910146</dc:date>
    <meta:editing-duration>PT49M23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